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left:50px;padding-right:50px; text-align:justify; color:black"&gt;</text:p>
      <text:p text:style-name="Standard">&lt;div style="text-indent:20px;"&gt;Dieu. Quel mal de tête. C'était comme si un type avec un marteau s'amusait à lui marteler le sommet du crâne, s'appliquant à taper le plus fort possible. Sur un clou. Rouillé. Cela faisait maintenant des heures que cela durait, qu'Edward avait l'impression qu'une barre en métal lui traversait le cerveau de part en part. Cette nuit n'avait clairement pas été des plus reposantes. Même, il avait peut-être s'agit de la pire nuit de sa courte existence. Accompagné par des cauchemars aussi improbables qu'effrayants, le garçon avait dormi d'un sommeil agité et peu réparateur. En toute honnêteté, il serait resté endormi pendant encore des heures si on lui en avait laissé l'occasion.&lt;/div&gt;</text:p>
      <text:p text:style-name="Standard">&lt;div style="text-indent:20px;"&gt;Seulement voilà, notre blondin n'aurait pas ce luxe. Toujours à mi-chemin de l'inconscience, il entendit une voix lointaine crier quelque chose. Elle résonna dans son cerveau fragilisé, l'agressant bien plus que d'ordinaire et Edward fronça ses sourcils, les yeux toujours fermés, en maugréant un « mmmmh » mécontent. Un nouveau cri retentit et il leva son bras pour le secouer dans le vent comme s'il chassait une mouche invisible. Elle avait encore oublié...&lt;/div&gt;</text:p>
      <text:p text:style-name="Standard">[color=darkred]-On est samedi, j'ai pas cours...[/color]</text:p>
      <text:p text:style-name="Standard"/>
      <text:p text:style-name="Standard">&lt;div style="text-indent:20px;"&gt;Il avait marmonné dans sa barbe, encore trop endormi, et sa phrase en était presque incompréhensible tant le garçon avait mâché ses mots. Enfonçant son oreiller sur sa tête pour essayer de se soustraire à la luminosité ambiante, il entreprit de retourner dans les bras de Morphée. C'est alors que les connexions se firent -douloureusement- dans son esprit groggy. Cette voix... Ce n'était pas la voix de sa mère. Non, il s'agissait même d'une voix masculine. Ce n'était pas non plus le timbre de son paternel... Alors qui cela pouvait-il bien être ? Toujours handicapé par sa migraine, Edward fouilla dans les limbes de sa mémoire pour essayer de la reconnaître, mais rien n'y fit. Partagé entre l'épuisement et l'envie de découvrir l'identité de la personne qui avait crié à ses oreilles, l'adolescent ne bougea pas pendant plusieurs secondes en se demandant si cela valait le coup qu'il se lève.&lt;/div&gt;</text:p>
      <text:p text:style-name="Standard">&lt;div style="text-indent:20px;"&gt;Finalement, concluant qu'il n'arriverait de toute façon pas à se rendormir, le blondin se hissa sur son postérieur, assis au milieu du lit. L'instant d'après, il avait posé une main sur sa tempe. Le mouvement avait été trop brusque et avait amplifié le mal de tête qui l'accompagnait déjà, maintenant à deux doigts de le faire tomber dans les pommes. Lorsque ses pensées se firent plus claires, Edward fut enfin apte à ouvrir ses yeux meurtris. Ou en tout cas au moins le gauche, le droit se refermant instantanément après avoir été agressé par la lumière de la pièce. Pièce qui d'ailleurs n'était pas sa chambre. Du tout. L'étudiant la parcourut du regard pour essayer de deviner où il se trouvait. Cela ressemblait fort à une chambre d'hôtel, sans âme et complètement dépersonnalisée. Il n'avait pourtant aucun souvenir de s'être rendu dans un établissement de ce genre... Ni d'avoir partagé son lit avec un autre garçon, comme c'était le cas au vu de celui qui se tenait à côté de lui dans le lit avec un air à mi-chemin entre l'horreur et la panique. Trop peu réveillé pour avoir ce genre de réaction, Edward cligna simplement plusieurs fois des yeux en essayant de sortir de sa torpeur.&lt;/div&gt;</text:p>
      <text:p text:style-name="Standard">[color=darkred]-C'est particulièrement moche cette déco.[/color]</text:p>
      <text:p text:style-name="Standard">&lt;/div&gt;</text:p>
      <text:p text:style-name="P1">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e ce dernier leva son coude pour lui montrer son poignet, attirant le sien par ce même mouvement. Avec un air toujours aussi ahuri, l'adolescent fixa pendant un bon moment le bracelet en métal qui cernait son avant-bras. Il ne disait rien, mais son cerveau avait finalement réussi à se mettre en branle. Comment ces menottes étaient arrivées jusqu'à lui ? A qui appartenaient-elles ? Vu la lueur d'incompréhension presque palpable au fond de ses yeux, Edward se doutait que ce drôle de type n'en était pas à l'origine. Il allait donc falloir creuser pour résoudre ce mystère.</text:p>
      <text:p text:style-name="Standard"/>
      <text:p text:style-name="Standard">-Je sais même pas qui vous êtes... 'Tain j'suis claqué. Je me demande quelle heure il est.</text:p>
      <text:p text:style-name="Standard"/>
      <text:p text:style-name="Standard">Edward n'avait même pas fini sa phrase que son visage refaisait déjà la girouette, ne prêtant plus aucune attention à Aoba comme le démontrait sa dernière remarque. Bien qu'intrigué, le blondin ne paraissait pas plus préoccupé que cela par la situation. Ses pupilles effectuaient des allers-retours dans leurs globes oculaires au rythme où il balayait la pièce du regard. Le plus étonnant dans cette histoire, c'est qu'il n'avait absolument aucun souvenir de ce qui avait bien pu lui arriver. Le garçon doutait sérieusement s'être saoulé jusqu'au black out. Il lui été déjà arrivé de boire par le passé, mais jamais au point de ne plus avoir aucun souvenir. Ceci étant, la sensation de malaise qu'il sentait à travers tout son corps présentait des similarités troublantes avec celle qu'on ressent après une grosse cuite. Il était vraiment ennuyeux qu'il ne se souvienne de rien et le blondin se demandait s'il aurait une explication un jour. Car pour l'heure, il avait des soucis autrement plus gênants qu'un trou de mémoire...</text:p>
      <text:p text:style-name="Standard"/>
      <text:p text:style-name="Standard">-Où sont passés mes fringues ?</text:p>
      <text:p text:style-name="P1">Difficile de faire abstraction de l'énergumène à côté qui s'agitait dans tous les sens. Ses mouvements faisaient tourner le bracelet à son poignet, provoquant un frottement sur sa peau extrêmement désagréable. Presque aussi désagréable que le ton de sa voix lorsqu'il lui répondit, lui indiquant qu'il ne savait pas plus que lui ce que les deux garçons faisaient ici. C'est quoi l'problème mec, pète un coup quoi. C'était pas la fin du monde, il s'était jamais retrouvé attaché à un parfait inconnu dans un endroit qu'il ne connaissait absolument pas ? Bon... Ok c'était pas commun comme situation, mais il n'y avait pas de quoi en faire tout un fromage. Tout ce qu'il y avait à faire, c'était trouver les clefs de ces satanées menottes et ils pourraient reprendre leurs petites vies chacun de leur côté.</text:p>
      <text:p text:style-name="Standard"/>
      <text:p text:style-name="Standard">Enfin, presque. Il fallait aussi pour ça que le blondin mette la main sur ses vêtements, qu'il était toujours en train de chercher du regard sans grand succès. La pièce était désespérément vide de tout effet personnel, aseptisée au possible comme l'étaient généralement les chambres d'hôtel. Le mobilier, en plus d'être moche, n'avait aucune allure. Enfin, ce n'était certainement pas le problème principal d'Edward à ce moment précis mais une fois encore, il était incapable de rester concentré sur un sujet plus de quelques secondes. Une nouvelle remarque désobligeante sur l'absence des clefs des menottes de la part d'Aoba le ramena momentanément à la réalité. Ca, il fallait admettre que c'était gênant...</text:p>
      <text:p text:style-name="Standard"/>
      <text:p text:style-name="Standard">-Hum... J'imagine qu'elles doivent bien être quelque part ces clefs...</text:p>
      <text:p text:style-name="Standard"/>
      <text:p text:style-name="Standard">L'autre garçon entreprit alors de quitter le lit dans lequel ils s'étaient réveillés. Mais liés de cette manière, il leur était difficile de se déplacer l'un sans l'autre. Aussi Edward fut bien obligé de lui donner un coup de main dans cette entreprise. Après tout, il n'avait pas vraiment envie de rester coincé ici plus de temps que cela. Aussi il roula vers le côté où se trouvait Aoba et de cette manière les deux jeunes hommes parvinrent à s'extirper de la literie. … Et maintenant ? Ils se retrouvaient comme deux couillons, debout en caleçon au milieu d'une chambre d'hôtel... </text:p>
      <text:p text:style-name="Standard"/>
      <text:p text:style-name="Standard">-Ok Joe la panique... Et maintenant on fait quoi ?</text:p>
      <text:p text:style-name="Standard"/>
      <text:p text:style-name="Standard">Comme un écho à sa question, quelqu'un frappa à la porte de la chambre. Une petite voix de l'autre côté annonça un « Room service ! » plutôt discret et le silence s'installa pendant un instant jusqu'à ce que Edward, toujours affublé de la même expression de neutralité répondit sans réfléchir.</text:p>
      <text:p text:style-name="Standard"/>
      <text:p text:style-name="Standard">-Entrez !</text:p>
      <text:p text:style-name="P1">Suite à son injonction, la porte de la chambre s'ouvrit pour laisser apparaître un groom qui sembla avoir toutes les difficultés du monde à rester professionnel en apercevant le duo comique. Il faut dire que la situation avait de quoi faire perdre son sérieux au plus zélé des majordomes : deux hommes en caleçon au beau milieu de la pièce, attachés par des menottes, l'un avec un air d'ahuri et l'autre complètement paniqué. Au final étant donné l'étendue des dégâts, le petit employé s'en tira plutôt bien. Il déposa le plateau de petit déjeuner qu'il avait apporté sur la table à l'entrée avant de filer sans demander son reste. En tirant sur le bracelet en métal autant qu'il le pouvait sans la coopération d'Aoba, Edward se jeta sur le plateau fraîchement arrivé. Il en attrapa un croissant et l'enfourna à moitié dans sa bouche.</text:p>
      <text:p text:style-name="Standard"/>
      <text:p text:style-name="Standard">-Merchi !</text:p>
      <text:p text:style-name="Standard"/>
      <text:p text:style-name="Standard">Le bonheur qu'il ressentit lorsque la viennoiserie s'engouffra dans son œsophage, encore tiède en sortie des cuisine, fut malheureusement de courte durée. Aoba, qui visiblement ne partageait pas son insouciance paraissait passablement agacé qu'il ait fait entrer le groom pour une raison inconnue. Alors que le blondin lui tournait le dos, trop occupé qu'il était à dévorer -pour l'instant des yeux- le reste du petit déjeuner qu'il allait se faire un malin plaisir de dégommer, il lui asséna un violent coup derrière la tête. Sous le choc et la surprise, Edward recracha une partie de ce qu'il était en train de mâcher et lâcha le reste de son croissant sur le sol. Il se redressa en se massant l'arrière du crâne pour se retourner vers son agresseur avec un air toujours plus ahuri.</text:p>
      <text:p text:style-name="Standard"/>
      <text:p text:style-name="Standard">-Mais aïeuh ! &gt;&lt; Pourquoi t'as fait ça ?</text:p>
      <text:p text:style-name="Standard"/>
      <text:p text:style-name="Standard">Aoba semblait encore davantage paniqué, et le blondin ne put s'empêcher de noter le teint rosi de ses joues et son air vexé alors qu'il l'engueulait comme du poisson pourri. Nan mais c'est quoi son problème à la fin à ce type ? Il venait de leur dégotter un petit déj' gratos et voilà comme on le remerciait ? En voilà un dont il ne serait pas fâché de se débarrasser...</text:p>
      <text:p text:style-name="Standard"/>
      <text:p text:style-name="Standard">-Mais attends t'abuses là... Je viens tout juste de nous faire gagner un</text:p>
      <text:p text:style-name="Standard"/>
      <text:p text:style-name="Text_20_body">« Petit déjeuner ». Edward aurait pu finir sa phrase, mais cette idée fit gargouiller son ventre et il se rendit compte qu'il avait super faim, cette moitié de croissant l'ayant à peine mis en appétit. Alors il préféra se retourner vers le plateau pour jeter son dévolu sur un pain au chocolat qui lui faisait de l’œil. C'est la bouche pleine et une quantité considérable de miettes autour de la bouche qu'il finit par se remettre face à son compagnon d'infortune, son esprit autiste finalement pris de remords de laisser ce pauvre homme dans la tourmente. Il lui tendit la corbeille de viennoiserie.</text:p>
      <text:p text:style-name="Text_20_body"/>
      <text:p text:style-name="Text_20_body">-T'en veux ?</text:p>
      <text:p text:style-name="Text_20_body"/>
      <text:p text:style-name="Text_20_body">Puis, sans crier gare, Edward se tourna vers la porte pour l'ouvrir en grand et tenter de sortir sur le pallier, uniquement retenu par Aoba -par l'intermédiaire des menottes- qu'il tenta d'embrigader.</text:p>
      <text:p text:style-name="Text_20_body"/>
      <text:p text:style-name="Text_20_body">-Allez viens, on va chercher nos fring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5-18T23:58:30.56</dc:date>
    <meta:editing-duration>PT4H23M1S</meta:editing-duration>
    <meta:editing-cycles>314</meta:editing-cycles>
    <meta:generator>OpenOffice/4.1.2$Win32 OpenOffice.org_project/412m3$Build-9782</meta:generator>
    <meta:document-statistic meta:table-count="0" meta:image-count="0" meta:object-count="0" meta:page-count="4" meta:paragraph-count="30" meta:word-count="1965" meta:character-count="11866"/>
  </office:meta>
</office:document-meta>
</file>